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f0658" officeooo:paragraph-rsid="000f0658"/>
    </style:style>
    <style:style style:name="P2" style:family="paragraph" style:parent-style-name="Standard">
      <style:text-properties fo:language="el" fo:country="GR" officeooo:rsid="000f8cfa" officeooo:paragraph-rsid="000f8cfa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f8cfa" officeooo:paragraph-rsid="0012ee1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language="el" fo:country="GR" fo:font-weight="bold" officeooo:rsid="0012ee1e" officeooo:paragraph-rsid="0012ee1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ee1e"/>
    </style:style>
    <style:style style:name="P6" style:family="paragraph" style:parent-style-name="Standard">
      <style:paragraph-properties fo:text-align="start" style:justify-single-word="false"/>
      <style:text-properties officeooo:paragraph-rsid="0013dcf8"/>
    </style:style>
    <style:style style:name="P7" style:family="paragraph" style:parent-style-name="Standard">
      <style:text-properties style:font-name="Courier New" fo:font-size="21pt" fo:language="en" fo:country="US" style:font-size-asian="21pt"/>
    </style:style>
    <style:style style:name="P8" style:family="paragraph" style:parent-style-name="Standard"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urier New" fo:font-size="12pt" fo:language="en" fo:country="US" style:font-size-asian="12pt" style:font-size-complex="12pt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fo:font-weight="normal" officeooo:rsid="0012ee1e" officeooo:paragraph-rsid="0012ee1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fo:font-weight="normal" officeooo:rsid="0012ee1e" officeooo:paragraph-rsid="0012ee1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3dcf8" officeooo:paragraph-rsid="0013dcf8" style:font-size-asian="14pt" style:font-weight-asian="normal" style:font-size-complex="16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8cfa"/>
    </style:style>
    <style:style style:name="T3" style:family="text">
      <style:text-properties officeooo:rsid="000f8cfa"/>
    </style:style>
    <style:style style:name="T4" style:family="text">
      <style:text-properties officeooo:rsid="001186f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fo:language="en" fo:country="US" fo:font-weight="bold" officeooo:rsid="0012ee1e" style:font-size-asian="20pt" style:font-weight-asian="bold" style:font-size-complex="20pt" style:font-weight-complex="bold"/>
    </style:style>
    <style:style style:name="T7" style:family="text">
      <style:text-properties style:font-name="Courier New" fo:font-size="21pt" fo:language="en" fo:country="US" style:font-size-asian="21pt"/>
    </style:style>
    <style:style style:name="T8" style:family="text">
      <style:text-properties style:font-name="Courier New" fo:font-size="21pt" fo:language="en" fo:country="US" fo:font-weight="bold" officeooo:rsid="0012ee1e" style:font-size-asian="21pt" style:font-weight-asian="bold" style:font-size-complex="20pt" style:font-weight-complex="bold"/>
    </style:style>
    <style:style style:name="T9" style:family="text">
      <style:text-properties style:font-name="Courier New" fo:font-size="21pt" fo:language="en" fo:country="US" fo:font-weight="normal" officeooo:rsid="0012ee1e" style:font-size-asian="21pt" style:font-weight-asian="normal" style:font-size-complex="20pt" style:font-weight-complex="normal"/>
    </style:style>
    <style:style style:name="T10" style:family="text">
      <style:text-properties style:font-name="Courier New" fo:font-size="12pt" fo:language="en" fo:country="US" fo:font-weight="normal" officeooo:rsid="0012ee1e" style:font-size-asian="12pt" style:font-weight-asian="normal" style:font-size-complex="12pt" style:font-weight-complex="normal"/>
    </style:style>
    <style:style style:name="T11" style:family="text">
      <style:text-properties style:font-name="Courier New" fo:language="en" fo:country="US"/>
    </style:style>
    <style:style style:name="T12" style:family="text">
      <style:text-properties fo:font-variant="normal" fo:text-transform="none" fo:color="#e4e6eb" style:font-name="Segoe UI Historic" fo:font-size="11.25pt" fo:letter-spacing="normal" fo:font-style="normal" fo:font-weight="normal"/>
    </style:style>
    <style:style style:name="T13" style:family="text">
      <style:text-properties fo:font-variant="normal" fo:text-transform="none" fo:color="#e4e6eb" style:font-name="Segoe UI Historic" fo:font-size="16pt" fo:letter-spacing="normal" fo:font-style="normal" fo:font-weight="normal" style:font-size-asian="16pt" style:font-size-complex="16pt"/>
    </style:style>
    <style:style style:name="T14" style:family="text">
      <style:text-properties fo:font-variant="normal" fo:text-transform="none" fo:color="#1a1d22" style:font-name="Segoe UI Historic" fo:font-size="16pt" fo:letter-spacing="normal" fo:font-style="normal" fo:font-weight="normal" style:font-size-asian="16pt" style:font-size-complex="16pt"/>
    </style:style>
    <style:style style:name="T15" style:family="text">
      <style:text-properties fo:font-size="16pt" fo:language="el" fo:country="GR" fo:font-weight="normal" officeooo:rsid="0013dcf8" style:font-size-asian="14pt" style:font-weight-asian="normal" style:font-size-complex="16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1a1d22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 η ΕΡΓΑΣΤΗΡΙΑΚΗ ΑΣΚΗΣΗ </text:span></text:p>
      <text:p text:style-name="P3"><text:span text:style-name="T1">ΓΙΑ ΤΟ ΜΑΘΗΜΑ "Εργαστήριο Μικροϋπολογιστών" </text:span></text:p>
      <text:p text:style-name="P3"><text:span text:style-name="T1"/></text:p>
      <text:p text:style-name="P6"><text:span text:style-name="T15">Κυριακόπουλος Γιάννης Α.Μ. :</text:span><text:span text:style-name="T14">03117440</text:span><text:span text:style-name="T17"> </text:span></text:p>
      <text:p text:style-name="P14">Παγώνης Γιώργος Α.Μ.: 03117030</text:p>
      <text:p text:style-name="P3"><text:span text:style-name="T1"/></text:p>
      <text:p text:style-name="P5"><text:span text:style-name="T6">1.</text:span><text:span text:style-name="T10">LXI B,03E8H ;BC=1000 IN ORDER TO HAVE 1 SEC DELAY</text:span></text:p>
      <text:p text:style-name="P10"><text:span text:style-name="T11">MVI E,FFH ; TO START FORM 0 IN EVERY LOOP</text:span></text:p>
      <text:p text:style-name="P8"/>
      <text:p text:style-name="P8"/>
      <text:p text:style-name="P10"><text:span text:style-name="T11">START:</text:span></text:p>
      <text:p text:style-name="P10"><text:span text:style-name="T11">LDA 2000H ;A=(2000) TAKE THE INPUT</text:span></text:p>
      <text:p text:style-name="P10"><text:span text:style-name="T11">ANI 0FH ; ONLY USE 4 LSB</text:span></text:p>
      <text:p text:style-name="P10"><text:span text:style-name="T11">JZ START</text:span></text:p>
      <text:p text:style-name="P10"><text:span text:style-name="T11">MOV D,A ; D=4LSB</text:span></text:p>
      <text:p text:style-name="P8"/>
      <text:p text:style-name="P10"><text:span text:style-name="T11">UP:</text:span></text:p>
      <text:p text:style-name="P10"><text:span text:style-name="T11">LDA 2000H ; STOP THE COUNTER IF THE MSB OFF</text:span></text:p>
      <text:p text:style-name="P10"><text:span text:style-name="T11">ANI 80H</text:span></text:p>
      <text:p text:style-name="P10"><text:span text:style-name="T11">JZ UP</text:span></text:p>
      <text:p text:style-name="P8"/>
      <text:p text:style-name="P10"><text:span text:style-name="T11">INR E ; INR THE COUNTER </text:span></text:p>
      <text:p text:style-name="P10"><text:span text:style-name="T11">MOV A,E</text:span></text:p>
      <text:p text:style-name="P10"><text:span text:style-name="T11">CALL DELB ; DELAY 1 SEC</text:span></text:p>
      <text:p text:style-name="P10"><text:span text:style-name="T11">CMA</text:span></text:p>
      <text:p text:style-name="P10"><text:span text:style-name="T11">STA 3000H ; DISPLAY</text:span></text:p>
      <text:p text:style-name="P10"><text:span text:style-name="T11">CMA</text:span></text:p>
      <text:p text:style-name="P10"><text:span text:style-name="T11">CMP D ; IF YOU HAVE REACHED THE 4LSB START TO DECREASE </text:span></text:p>
      <text:p text:style-name="P10"><text:span text:style-name="T11"><text:tab/><text:tab/>; THE COUNTER, ELSE INR THE COUNTER UNTIL YOU </text:span></text:p>
      <text:p text:style-name="P10"><text:span text:style-name="T11"><text:tab/><text:tab/>;REACHED 4LSB</text:span></text:p>
      <text:p text:style-name="P10"><text:span text:style-name="T11">JNZ UP</text:span></text:p>
      <text:p text:style-name="P8"/>
      <text:p text:style-name="P10"><text:span text:style-name="T11">DOWN:</text:span></text:p>
      <text:p text:style-name="P10"><text:span text:style-name="T11">LDA 2000H ; STOP THE COUNTER IF THE MSB OFF</text:span></text:p>
      <text:p text:style-name="P10"><text:span text:style-name="T11">ANI 80H</text:span></text:p>
      <text:p text:style-name="P10"><text:span text:style-name="T11">JZ DOWN</text:span></text:p>
      <text:p text:style-name="P8"/>
      <text:p text:style-name="P10"><text:span text:style-name="T11">DCR E ; DCR THE COUNTER</text:span></text:p>
      <text:p text:style-name="P10"><text:span text:style-name="T11">MOV A,E</text:span></text:p>
      <text:p text:style-name="P10"><text:span text:style-name="T11">CALL DELB </text:span></text:p>
      <text:p text:style-name="P10"><text:span text:style-name="T11">CMA</text:span></text:p>
      <text:p text:style-name="P10"><text:span text:style-name="T11">STA 3000H ; DISPLAY THE COUNTER </text:span></text:p>
      <text:p text:style-name="P10"><text:span text:style-name="T11">CMA</text:span></text:p>
      <text:p text:style-name="P10"><text:span text:style-name="T11">CPI 00H ; UNTIL REACH ZERO</text:span></text:p>
      <text:p text:style-name="P10"><text:span text:style-name="T11">JNZ DOWN</text:span></text:p>
      <text:p text:style-name="P10"><text:soft-page-break/><text:span text:style-name="T11">JMP START </text:span></text:p>
      <text:p text:style-name="P10"><text:span text:style-name="T11">END</text:span></text:p>
      <text:p text:style-name="P5"><text:span text:style-name="T6"/></text:p>
      <text:p text:style-name="P4"><text:span text:style-name="T1">2.</text:span></text:p>
      <text:p text:style-name="P11"><text:span text:style-name="T11">IN 10H </text:span></text:p>
      <text:p text:style-name="P8"/>
      <text:p text:style-name="P10"><text:span text:style-name="T11">START:</text:span></text:p>
      <text:p text:style-name="P10"><text:span text:style-name="T11">MVI A,00H ; INITIALISE THE POSITIONS ON THE DISPLAY</text:span></text:p>
      <text:p text:style-name="P10"><text:span text:style-name="T11">STA 0900H </text:span></text:p>
      <text:p text:style-name="P10"><text:span text:style-name="T11">STA 0901H</text:span></text:p>
      <text:p text:style-name="P10"><text:span text:style-name="T11">STA 0902H</text:span></text:p>
      <text:p text:style-name="P8"/>
      <text:p text:style-name="P10"><text:span text:style-name="T11">READ_X:</text:span></text:p>
      <text:p text:style-name="P10"><text:span text:style-name="T11">CALL KIND </text:span></text:p>
      <text:p text:style-name="P10"><text:span text:style-name="T11">MOV B,A ; B=X</text:span></text:p>
      <text:p text:style-name="P8"/>
      <text:p text:style-name="P8"/>
      <text:p text:style-name="P10"><text:span text:style-name="T11">READ_Y:</text:span></text:p>
      <text:p text:style-name="P10"><text:span text:style-name="T11">CALL KIND</text:span></text:p>
      <text:p text:style-name="P10"><text:span text:style-name="T11">MOV C,A ;C=Y</text:span></text:p>
      <text:p text:style-name="P8"/>
      <text:p text:style-name="P10"><text:span text:style-name="T11">MVI A,00H</text:span></text:p>
      <text:p text:style-name="P8"/>
      <text:p text:style-name="P10"><text:span text:style-name="T11">MVI D,10H ; MUL THE X WITH 16 TO FORM THE NUMBER </text:span></text:p>
      <text:p text:style-name="P10"><text:span text:style-name="T11">LOOP16X:</text:span></text:p>
      <text:p text:style-name="P10"><text:span text:style-name="T11">ADD B</text:span></text:p>
      <text:p text:style-name="P10"><text:span text:style-name="T11">DCR D</text:span></text:p>
      <text:p text:style-name="P10"><text:span text:style-name="T11">JNZ LOOP16X</text:span></text:p>
      <text:p text:style-name="P10"><text:span text:style-name="T11">ADD C <text:s/>; X*16+Y TO FORM THE NUMBER</text:span></text:p>
      <text:p text:style-name="P10"><text:span text:style-name="T11">; NOW WE HAVE TO SUN THE NUMBER TO HUD AND TENS </text:span></text:p>
      <text:p text:style-name="P10"><text:span text:style-name="T11">; AND THE SAVE THIW TO EACH POSITION IN THE DISPLAY</text:span></text:p>
      <text:p text:style-name="P10"><text:span text:style-name="T11">HUD: ; IF THE NUMBER IF GRATER THAN 100 ADD 1 TO HUD AND </text:span></text:p>
      <text:p text:style-name="P10"><text:span text:style-name="T11"><text:tab/><text:tab/>;SUB 100 FROM THE NUMBER</text:span></text:p>
      <text:p text:style-name="P10"><text:span text:style-name="T11">CPI 64H</text:span></text:p>
      <text:p text:style-name="P10"><text:span text:style-name="T11">JNC ADD_HUD </text:span></text:p>
      <text:p text:style-name="P10"><text:span text:style-name="T11">TENS: ; SAME FOR THE TENS</text:span></text:p>
      <text:p text:style-name="P10"><text:span text:style-name="T11">CPI 0AH</text:span></text:p>
      <text:p text:style-name="P10"><text:span text:style-name="T11">JNC ADD_TENS ; THE REST NUMBER IS SMALLER THAN 10 </text:span></text:p>
      <text:p text:style-name="P10"><text:span text:style-name="T11"><text:tab/><text:tab/><text:tab/>;SO WE JUST SHOW THE REST <text:s/><text:tab/></text:span></text:p>
      <text:p text:style-name="P10"><text:span text:style-name="T11">STA 0900H</text:span></text:p>
      <text:p text:style-name="P10"><text:span text:style-name="T11">JMP DISPLAY</text:span></text:p>
      <text:p text:style-name="P8"/>
      <text:p text:style-name="P8"/>
      <text:p text:style-name="P10"><text:span text:style-name="T11">ADD_HUD:</text:span></text:p>
      <text:p text:style-name="P10"><text:span text:style-name="T11">MOV B,A</text:span></text:p>
      <text:p text:style-name="P10"><text:span text:style-name="T11">LDA 0902H</text:span></text:p>
      <text:p text:style-name="P10"><text:span text:style-name="T11">INR A</text:span></text:p>
      <text:p text:style-name="P10"><text:span text:style-name="T11">STA 0902H</text:span></text:p>
      <text:p text:style-name="P10"><text:soft-page-break/><text:span text:style-name="T11">MOV A,B</text:span></text:p>
      <text:p text:style-name="P10"><text:span text:style-name="T11">MVI B,64H</text:span></text:p>
      <text:p text:style-name="P10"><text:span text:style-name="T11">SUB B</text:span></text:p>
      <text:p text:style-name="P10"><text:span text:style-name="T11">JMP HUD</text:span></text:p>
      <text:p text:style-name="P8"/>
      <text:p text:style-name="P10"><text:span text:style-name="T11">ADD_TENS:</text:span></text:p>
      <text:p text:style-name="P10"><text:span text:style-name="T11">MOV B,A</text:span></text:p>
      <text:p text:style-name="P10"><text:span text:style-name="T11">LDA 0901H</text:span></text:p>
      <text:p text:style-name="P10"><text:span text:style-name="T11">INR A</text:span></text:p>
      <text:p text:style-name="P10"><text:span text:style-name="T11">STA 0901H</text:span></text:p>
      <text:p text:style-name="P10"><text:span text:style-name="T11">MOV A,B</text:span></text:p>
      <text:p text:style-name="P10"><text:span text:style-name="T11">MVI B,0AH</text:span></text:p>
      <text:p text:style-name="P10"><text:span text:style-name="T11">SUB B</text:span></text:p>
      <text:p text:style-name="P10"><text:span text:style-name="T11">JMP TENS</text:span></text:p>
      <text:p text:style-name="P8"/>
      <text:p text:style-name="P10"><text:span text:style-name="T11">DISPLAY:</text:span></text:p>
      <text:p text:style-name="P10"><text:span text:style-name="T11">LXI D,0900H</text:span></text:p>
      <text:p text:style-name="P10"><text:span text:style-name="T11">CALL STDM</text:span></text:p>
      <text:p text:style-name="P10"><text:span text:style-name="T11">CALL DCD</text:span></text:p>
      <text:p text:style-name="P10"><text:span text:style-name="T11">JMP START</text:span></text:p>
      <text:p text:style-name="P10"><text:span text:style-name="T11">END</text:span></text:p>
      <text:p text:style-name="P4"><text:span text:style-name="T1"/></text:p>
      <text:p text:style-name="P4"><text:span text:style-name="T1">3.</text:span></text:p>
      <text:p text:style-name="P11"><text:span text:style-name="T11">LXI B,01F4H ; DELAY OF 0,5SEC <text:s/>B=500</text:span></text:p>
      <text:p text:style-name="P13"><text:span text:style-name="T11">MVI E,01H ; E IS THE POSITION OF THE TRAIN</text:span></text:p>
      <text:p text:style-name="P13"><text:span text:style-name="T11">MOV A,E</text:span></text:p>
      <text:p text:style-name="P13"><text:span text:style-name="T11">CALL DELB </text:span></text:p>
      <text:p text:style-name="P13"><text:span text:style-name="T11">CMA</text:span></text:p>
      <text:p text:style-name="P13"><text:span text:style-name="T11">STA 3000H ; SHOW THE FIRST POSITION</text:span></text:p>
      <text:p text:style-name="P9"/>
      <text:p text:style-name="P13"><text:span text:style-name="T11">; START WITH THE LEFT ROTATION BECAUSE WE ARE ON THE 01 LSB OF THE</text:span></text:p>
      <text:p text:style-name="P13"><text:span text:style-name="T11">; BOARD</text:span></text:p>
      <text:p text:style-name="P13"><text:span text:style-name="T11">ROTATE_LEFT:</text:span></text:p>
      <text:p text:style-name="P13"><text:span text:style-name="T11"><text:tab/>LDA 2000H ; CHECK IF THE MSB IS ON ,SO YOU STAY THERE , </text:span></text:p>
      <text:p text:style-name="P13"><text:span text:style-name="T11"><text:tab/><text:tab/><text:tab/><text:tab/><text:tab/>;ELSE MOVE ON</text:span></text:p>
      <text:p text:style-name="P13"><text:span text:style-name="T11"><text:tab/>ANI 80H</text:span></text:p>
      <text:p text:style-name="P13"><text:span text:style-name="T11"><text:tab/>CPI 80H</text:span></text:p>
      <text:p text:style-name="P13"><text:span text:style-name="T11"><text:tab/>JNZ ROTATE_LEFT</text:span></text:p>
      <text:p text:style-name="P13"><text:span text:style-name="T11"><text:tab/></text:span></text:p>
      <text:p text:style-name="P13"><text:span text:style-name="T11"><text:tab/>LDA 2000H ; CHECK IF WE HAVE PRESS THE BUTTON ON NO </text:span></text:p>
      <text:p text:style-name="P13"><text:span text:style-name="T11"><text:tab/>;WHEN WE ARE AT 1 LSB THEN YOU MOVE AT THE CORRECT DIRECTION</text:span></text:p>
      <text:p text:style-name="P13"><text:span text:style-name="T11"><text:tab/><text:tab/><text:tab/><text:tab/>;ELSE WE MOVE IN THE INVERSE ONE </text:span></text:p>
      <text:p text:style-name="P13"><text:span text:style-name="T11"><text:tab/>ANI 01H</text:span></text:p>
      <text:p text:style-name="P13"><text:span text:style-name="T11"><text:tab/>JZ ROTATE_RIGHT_INVERSE</text:span></text:p>
      <text:p text:style-name="P9"/>
      <text:p text:style-name="P13"><text:span text:style-name="T11"><text:tab/>MOV A,E ; IF WE HAVE REACH THE END ON THE LEFT ONE WHEN WE HIT </text:span></text:p>
      <text:p text:style-name="P13"><text:span text:style-name="T11"><text:tab/><text:tab/><text:tab/>;THE BUTTON TO CHANGE FROM THE INVERSE TO NORMAL WE GO </text:span></text:p>
      <text:p text:style-name="P13"><text:span text:style-name="T11"><text:tab/><text:tab/><text:tab/><text:tab/>;TO THE ROTATE_RIGHT <text:s/></text:span></text:p>
      <text:p text:style-name="P13"><text:soft-page-break/><text:span text:style-name="T11"><text:tab/>CPI 80H</text:span></text:p>
      <text:p text:style-name="P13"><text:span text:style-name="T11"><text:tab/>CALL DELB</text:span></text:p>
      <text:p text:style-name="P13"><text:span text:style-name="T11"><text:tab/>JZ ROTATE_RIGHT</text:span></text:p>
      <text:p text:style-name="P13"><text:span text:style-name="T11"><text:tab/></text:span></text:p>
      <text:p text:style-name="P13"><text:span text:style-name="T11"><text:tab/>MOV A,E ; </text:span></text:p>
      <text:p text:style-name="P13"><text:span text:style-name="T11"><text:tab/>RLC ; ROTATE LEFT THE TRAIN</text:span></text:p>
      <text:p text:style-name="P13"><text:span text:style-name="T11"><text:tab/>MOV E,A</text:span></text:p>
      <text:p text:style-name="P13"><text:span text:style-name="T11"><text:tab/>CMA</text:span></text:p>
      <text:p text:style-name="P13"><text:span text:style-name="T11"><text:tab/>STA 3000H ; DISPLAY THE TRAIN</text:span></text:p>
      <text:p text:style-name="P13"><text:span text:style-name="T11"><text:tab/>CMA</text:span></text:p>
      <text:p text:style-name="P13"><text:span text:style-name="T11"><text:tab/>CALL DELB</text:span></text:p>
      <text:p text:style-name="P13"><text:span text:style-name="T11"><text:tab/>CPI 80H ; WHILE WE DONT HAVE REACH THE END ON THE ROTATE_LEFT </text:span></text:p>
      <text:p text:style-name="P13"><text:span text:style-name="T11"><text:tab/><text:tab/><text:tab/><text:tab/>;WE KEEP GOING ELSE WE MOVE TO ROTATE_RIGHT</text:span></text:p>
      <text:p text:style-name="P9"/>
      <text:p text:style-name="P13"><text:span text:style-name="T11"><text:tab/>JNZ ROTATE_LEFT</text:span></text:p>
      <text:p text:style-name="P13"><text:span text:style-name="T11"><text:tab/>CALL DELB</text:span></text:p>
      <text:p text:style-name="P13"><text:span text:style-name="T11"><text:tab/>JZ ROTATE_RIGHT</text:span></text:p>
      <text:p text:style-name="P9"/>
      <text:p text:style-name="P13"><text:span text:style-name="T11">ROTATE_RIGHT:</text:span></text:p>
      <text:p text:style-name="P13"><text:span text:style-name="T11"><text:tab/>LDA 2000H</text:span></text:p>
      <text:p text:style-name="P13"><text:span text:style-name="T11"><text:tab/>ANI 80H</text:span></text:p>
      <text:p text:style-name="P13"><text:span text:style-name="T11"><text:tab/>JZ ROTATE_RIGHT</text:span></text:p>
      <text:p text:style-name="P13"><text:span text:style-name="T11"><text:tab/></text:span></text:p>
      <text:p text:style-name="P13"><text:span text:style-name="T11"><text:tab/>LDA 2000H</text:span></text:p>
      <text:p text:style-name="P13"><text:span text:style-name="T11"><text:tab/>ANI 01H</text:span></text:p>
      <text:p text:style-name="P13"><text:span text:style-name="T11"><text:tab/>JZ ROTATE_LEFT_INVERSE</text:span></text:p>
      <text:p text:style-name="P13"><text:span text:style-name="T11"><text:tab/></text:span></text:p>
      <text:p text:style-name="P13"><text:span text:style-name="T11"><text:tab/>MOV A,E</text:span></text:p>
      <text:p text:style-name="P13"><text:span text:style-name="T11"><text:tab/>CPI 01H ; CHECK IF WE HAVE PRESSED THE LSB ON THE 01H POSITION</text:span></text:p>
      <text:p text:style-name="P13"><text:span text:style-name="T11"><text:tab/><text:tab/><text:tab/><text:tab/>; AND WE HAVE TO MOVE LEFT</text:span></text:p>
      <text:p text:style-name="P13"><text:span text:style-name="T11"><text:tab/>CALL DELB</text:span></text:p>
      <text:p text:style-name="P13"><text:span text:style-name="T11"><text:tab/>JZ ROTATE_LEFT</text:span></text:p>
      <text:p text:style-name="P13"><text:span text:style-name="T11"><text:tab/><text:tab/></text:span></text:p>
      <text:p text:style-name="P13"><text:span text:style-name="T11"><text:tab/></text:span></text:p>
      <text:p text:style-name="P13"><text:span text:style-name="T11"><text:tab/>MOV A,E</text:span></text:p>
      <text:p text:style-name="P13"><text:span text:style-name="T11"><text:tab/>RRC ; ROTARE RIGHT THE POSITION OF THE TRAIN</text:span></text:p>
      <text:p text:style-name="P13"><text:span text:style-name="T11"><text:tab/>MOV E,A</text:span></text:p>
      <text:p text:style-name="P13"><text:span text:style-name="T11"><text:tab/>CMA</text:span></text:p>
      <text:p text:style-name="P13"><text:span text:style-name="T11"><text:tab/>STA 3000H ; DISPLAY IT</text:span></text:p>
      <text:p text:style-name="P13"><text:span text:style-name="T11"><text:tab/>CMA</text:span></text:p>
      <text:p text:style-name="P13"><text:span text:style-name="T11"><text:tab/>CALL DELB</text:span></text:p>
      <text:p text:style-name="P13"><text:span text:style-name="T11"><text:tab/>CPI 01H</text:span></text:p>
      <text:p text:style-name="P13"><text:span text:style-name="T11"><text:tab/>JNZ ROTATE_RIGHT ; WHILE THE HAVENT REACH THE LSB OF THE DISPLAY</text:span></text:p>
      <text:p text:style-name="P13"><text:span text:style-name="T11"><text:tab/><text:tab/><text:tab/><text:tab/><text:tab/><text:tab/><text:tab/>; KEEP GOING , ELSE GO TO LEFT</text:span></text:p>
      <text:p text:style-name="P13"><text:span text:style-name="T11"><text:tab/>CALL DELB</text:span></text:p>
      <text:p text:style-name="P13"><text:span text:style-name="T11"><text:tab/>JZ ROTATE_LEFT</text:span></text:p>
      <text:p text:style-name="P9"/>
      <text:p text:style-name="P9"/>
      <text:p text:style-name="P13"><text:span text:style-name="T11"><text:tab/></text:span></text:p>
      <text:p text:style-name="P9"><text:soft-page-break/></text:p>
      <text:p text:style-name="P13"><text:span text:style-name="T11"><text:tab/></text:span></text:p>
      <text:p text:style-name="P13"><text:span text:style-name="T11">ROTATE_RIGHT_INVERSE:</text:span></text:p>
      <text:p text:style-name="P13"><text:span text:style-name="T11"><text:tab/>LDA 2000H</text:span></text:p>
      <text:p text:style-name="P13"><text:span text:style-name="T11"><text:tab/>ANI 80H</text:span></text:p>
      <text:p text:style-name="P13"><text:span text:style-name="T11"><text:tab/>JZ ROTATE_RIGHT_INVERSE</text:span></text:p>
      <text:p text:style-name="P13"><text:span text:style-name="T11"><text:tab/></text:span></text:p>
      <text:p text:style-name="P13"><text:span text:style-name="T11"><text:tab/>LDA 2000H</text:span></text:p>
      <text:p text:style-name="P13"><text:span text:style-name="T11"><text:tab/>ANI 01H ; CHECK IF THE LSB BUTTON IS UNPUSHED SO WE HAVE TO GO </text:span></text:p>
      <text:p text:style-name="P13"><text:span text:style-name="T11"><text:tab/><text:tab/><text:tab/><text:tab/>; TO THE NORMAL ROTATION ONCE AGAIN</text:span></text:p>
      <text:p text:style-name="P13"><text:span text:style-name="T11"><text:tab/>JNZ ROTATE_LEFT</text:span></text:p>
      <text:p text:style-name="P13"><text:span text:style-name="T11"><text:tab/></text:span></text:p>
      <text:p text:style-name="P13"><text:span text:style-name="T11"><text:tab/>MOV A,E</text:span></text:p>
      <text:p text:style-name="P13"><text:span text:style-name="T11"><text:tab/>CPI 01H</text:span></text:p>
      <text:p text:style-name="P13"><text:span text:style-name="T11"><text:tab/>CALL DELB</text:span></text:p>
      <text:p text:style-name="P13"><text:span text:style-name="T11"><text:tab/>JZ ROTATE_LEFT_INVERSE</text:span></text:p>
      <text:p text:style-name="P13"><text:span text:style-name="T11"><text:tab/></text:span></text:p>
      <text:p text:style-name="P13"><text:span text:style-name="T11"><text:tab/>MOV A,E</text:span></text:p>
      <text:p text:style-name="P13"><text:span text:style-name="T11"><text:tab/>RRC</text:span></text:p>
      <text:p text:style-name="P13"><text:span text:style-name="T11"><text:tab/>MOV E,A</text:span></text:p>
      <text:p text:style-name="P13"><text:span text:style-name="T11"><text:tab/>CMA</text:span></text:p>
      <text:p text:style-name="P13"><text:span text:style-name="T11"><text:tab/>STA 3000H</text:span></text:p>
      <text:p text:style-name="P13"><text:span text:style-name="T11"><text:tab/>CMA</text:span></text:p>
      <text:p text:style-name="P13"><text:span text:style-name="T11"><text:tab/>CALL DELB</text:span></text:p>
      <text:p text:style-name="P13"><text:span text:style-name="T11"><text:tab/>CPI 01H</text:span></text:p>
      <text:p text:style-name="P13"><text:span text:style-name="T11"><text:tab/>JNZ ROTATE_RIGHT_INVERSE</text:span></text:p>
      <text:p text:style-name="P13"><text:span text:style-name="T11"><text:tab/>CALL DELB</text:span></text:p>
      <text:p text:style-name="P13"><text:span text:style-name="T11"><text:tab/>JZ ROTATE_LEFT_INVERSE</text:span></text:p>
      <text:p text:style-name="P13"><text:span text:style-name="T11"><text:tab/></text:span></text:p>
      <text:p text:style-name="P13"><text:span text:style-name="T11">ROTATE_LEFT_INVERSE:</text:span></text:p>
      <text:p text:style-name="P13"><text:span text:style-name="T11"><text:tab/>LDA 2000H</text:span></text:p>
      <text:p text:style-name="P13"><text:span text:style-name="T11"><text:tab/>ANI 80H</text:span></text:p>
      <text:p text:style-name="P13"><text:span text:style-name="T11"><text:tab/>JZ ROTATE_LEFT_INVERSE</text:span></text:p>
      <text:p text:style-name="P13"><text:span text:style-name="T11"><text:tab/></text:span></text:p>
      <text:p text:style-name="P13"><text:span text:style-name="T11"><text:tab/>LDA 2000H</text:span></text:p>
      <text:p text:style-name="P13"><text:span text:style-name="T11"><text:tab/>ANI 01H</text:span></text:p>
      <text:p text:style-name="P13"><text:span text:style-name="T11"><text:tab/>JNZ ROTATE_RIGHT</text:span></text:p>
      <text:p text:style-name="P9"/>
      <text:p text:style-name="P13"><text:span text:style-name="T11"><text:tab/>MOV A,E</text:span></text:p>
      <text:p text:style-name="P13"><text:span text:style-name="T11"><text:tab/>CPI 80H</text:span></text:p>
      <text:p text:style-name="P13"><text:span text:style-name="T11"><text:tab/>CALL DELB</text:span></text:p>
      <text:p text:style-name="P13"><text:span text:style-name="T11"><text:tab/>JZ ROTATE_RIGHT_INVERSE</text:span></text:p>
      <text:p text:style-name="P13"><text:span text:style-name="T11"><text:tab/></text:span></text:p>
      <text:p text:style-name="P13"><text:span text:style-name="T11"><text:tab/>MOV A,E</text:span></text:p>
      <text:p text:style-name="P13"><text:span text:style-name="T11"><text:tab/>RLC</text:span></text:p>
      <text:p text:style-name="P13"><text:span text:style-name="T11"><text:tab/>MOV E,A</text:span></text:p>
      <text:p text:style-name="P13"><text:span text:style-name="T11"><text:tab/>CMA </text:span></text:p>
      <text:p text:style-name="P13"><text:span text:style-name="T11"><text:tab/>STA 3000H</text:span></text:p>
      <text:p text:style-name="P13"><text:span text:style-name="T11"><text:tab/>CMA</text:span></text:p>
      <text:p text:style-name="P13"><text:soft-page-break/><text:span text:style-name="T11"><text:tab/>CALL DELB</text:span></text:p>
      <text:p text:style-name="P13"><text:span text:style-name="T11"><text:tab/>CPI 80H</text:span></text:p>
      <text:p text:style-name="P13"><text:span text:style-name="T11"><text:tab/>JNZ ROTATE_LEFT_INVERSE</text:span></text:p>
      <text:p text:style-name="P13"><text:span text:style-name="T11"><text:tab/>CALL DELB</text:span></text:p>
      <text:p text:style-name="P13"><text:span text:style-name="T11"><text:tab/>JZ ROTATE_RIGHT_INVERSE</text:span></text:p>
      <text:p text:style-name="P13"><text:span text:style-name="T11">END</text:span></text:p>
      <text:p text:style-name="Standard"><text:span text:style-name="T7"><text:tab/></text:span></text:p>
      <text:p text:style-name="Standard"><text:span text:style-name="T7"><text:tab/></text:span></text:p>
      <text:p text:style-name="P7"/>
      <text:p text:style-name="P1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3T23:27:55.422000000</meta:creation-date>
    <dc:date>2020-10-24T20:11:28.599000000</dc:date>
    <meta:editing-duration>PT9M8S</meta:editing-duration>
    <meta:editing-cycles>2</meta:editing-cycles>
    <meta:generator>LibreOffice/6.4.2.2$Windows_x86 LibreOffice_project/4e471d8c02c9c90f512f7f9ead8875b57fcb1ec3</meta:generator>
    <meta:document-statistic meta:table-count="0" meta:image-count="0" meta:object-count="0" meta:page-count="6" meta:paragraph-count="219" meta:word-count="720" meta:character-count="3578" meta:non-whitespace-character-count="2880"/>
  </office:meta>
</office:document-meta>
</file>